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 Thin" svg:font-family="'Ubuntu Thin'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fo:color="#000000" loext:opacity="100%" fo:background-color="#ffffff"/>
    </style:style>
    <style:style style:name="P2" style:family="paragraph" style:parent-style-name="Standard">
      <style:text-properties fo:color="#000000" loext:opacity="100%" officeooo:rsid="000ade0b" officeooo:paragraph-rsid="000ade0b" fo:background-color="#ffffff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 style:text-autospace="none"/>
      <style:text-properties fo:color="#000000" loext:opacity="100%" style:font-name="Times New Roman" fo:font-size="14pt" officeooo:paragraph-rsid="0005fc78" style:font-name-asian="Times New Roman" style:font-size-asian="14pt" style:font-name-complex="Times New Roman" style:font-size-complex="14pt"/>
    </style:style>
    <style:style style:name="P4" style:family="paragraph" style:parent-style-name="ОбычныйПоШирине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 style:text-autospace="none"/>
      <style:text-properties fo:color="#000000" loext:opacity="100%" style:font-name="Times New Roman" fo:font-size="14pt" officeooo:paragraph-rsid="0004152e" style:font-name-asian="Times New Roman" style:font-size-asian="14pt" style:font-name-complex="Times New Roman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  <style:text-properties style:font-name="Times New Roman" fo:font-size="16pt" style:font-size-asian="16pt" style:font-name-complex="Times New Roman" style:font-size-complex="18pt"/>
    </style:style>
    <style:style style:name="P7" style:family="paragraph" style:parent-style-name="Standard">
      <style:paragraph-properties fo:line-height="100%" fo:text-align="end" style:justify-single-word="false"/>
      <style:text-properties style:font-name="Times New Roman" fo:font-size="16pt" style:font-size-asian="16pt" style:font-name-complex="Times New Roman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" style:font-size-complex="20pt"/>
    </style:style>
    <style:style style:name="P10" style:family="paragraph" style:parent-style-name="Standard">
      <style:text-properties style:font-name="Times New Roman" fo:font-size="16pt" style:font-name-asian="Times New Roman" style:font-size-asian="16pt" style:font-name-complex="Times New Roman" style:font-size-complex="20pt"/>
    </style:style>
    <style:style style:name="P11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  <style:text-properties style:font-name="Times New Roman" fo:font-size="16pt" officeooo:rsid="0002a80d" officeooo:paragraph-rsid="0002a80d" style:font-name-asian="Times New Roman" style:font-size-asian="16pt" style:font-name-complex="Times New Roman" style:font-size-complex="18pt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22pt" style:font-name-asian="Times New Roman" style:font-size-asian="22pt" style:font-name-complex="Times New Roman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2pt" style:font-name-asian="Times New Roman" style:font-size-asian="22pt" style:font-name-complex="Times New Roman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6pt" fo:font-weight="bold" style:font-size-asian="26pt" style:font-weight-asian="bold" style:font-name-complex="Times New Roman" style:font-size-complex="28pt" style:font-weight-complex="bold"/>
    </style:style>
    <style:style style:name="P15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Times New Roman" fo:font-size="18pt" style:font-size-asian="18pt" style:font-name-complex="Times New Roman" style:font-size-complex="2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8pt" style:font-name-asian="Times New Roman" style:font-size-asian="18pt" style:font-name-complex="Times New Roman" style:font-size-complex="18pt"/>
    </style:style>
    <style:style style:name="P17" style:family="paragraph" style:parent-style-name="Standard">
      <style:text-properties style:font-name="Times New Roman" fo:font-size="20pt" style:font-name-asian="Times New Roman" style:font-size-asian="20pt" style:font-name-complex="Times New Roman" style:font-size-complex="20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20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</style:style>
    <style:style style:name="P21" style:family="paragraph" style:parent-style-name="ОбычныйПоШирине">
      <style:paragraph-properties fo:margin-left="0in" fo:margin-right="0in" fo:text-indent="0.4925in" style:auto-text-indent="false"/>
      <style:text-properties style:font-name-complex="Times New Roman"/>
    </style:style>
    <style:style style:name="P22" style:family="paragraph" style:parent-style-name="ОбычныйПоШирине">
      <style:text-properties officeooo:paragraph-rsid="0004152e"/>
    </style:style>
    <style:style style:name="P23" style:family="paragraph" style:parent-style-name="Standard">
      <style:text-properties fo:color="#000000" loext:opacity="100%" style:font-name="Ubuntu Thin" fo:font-size="10pt" officeooo:paragraph-rsid="000ef7c0" style:font-size-asian="10pt" style:font-name-complex="Arial" style:font-size-complex="10pt"/>
    </style:style>
    <style:style style:name="P24" style:family="paragraph" style:parent-style-name="Standard">
      <style:paragraph-properties fo:margin-top="0in" fo:margin-bottom="0.0201in" style:contextual-spacing="false"/>
      <style:text-properties fo:color="#000000" loext:opacity="100%" style:font-name="Ubuntu Thin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style:contextual-spacing="false"/>
      <style:text-properties fo:color="#000000" loext:opacity="100%" style:font-name="Ubuntu Thin" fo:font-size="10pt" style:font-size-asian="10pt" style:font-name-complex="Arial" style:font-size-complex="10pt"/>
    </style:style>
    <style:style style:name="P26" style:family="paragraph" style:parent-style-name="Heading_20_1">
      <style:text-properties fo:color="#000000" loext:opacity="100%" fo:background-color="#ffffff"/>
    </style:style>
    <style:style style:name="P27" style:family="paragraph" style:parent-style-name="Heading_20_2">
      <style:text-properties fo:color="#000000" loext:opacity="100%" style:font-name="Ubuntu Thin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Times New Roman" fo:font-size="16pt" style:font-size-asian="16pt" style:font-name-complex="Times New Roman" style:font-size-complex="18pt"/>
    </style:style>
    <style:style style:name="T2" style:family="text">
      <style:text-properties style:font-name="Times New Roman" fo:font-size="16pt" officeooo:rsid="0002a80d" style:font-size-asian="16pt" style:font-name-complex="Times New Roman" style:font-size-complex="18pt"/>
    </style:style>
    <style:style style:name="T3" style:family="text">
      <style:text-properties style:font-name="Times New Roman" fo:font-size="18pt" style:font-size-asian="18pt" style:font-name-complex="Times New Roman"/>
    </style:style>
    <style:style style:name="T4" style:family="text">
      <style:text-properties style:font-name="Times New Roman" fo:font-size="18pt" style:font-size-asian="18pt" style:font-name-complex="Times New Roman" style:font-size-complex="22pt"/>
    </style:style>
    <style:style style:name="T5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6" style:family="text">
      <style:text-properties style:font-name="Times New Roman" fo:font-size="18pt" officeooo:rsid="0002a80d" style:font-name-asian="Times New Roman" style:font-size-asian="18pt" style:font-name-complex="Times New Roman" style:font-size-complex="18pt"/>
    </style:style>
    <style:style style:name="T7" style:family="text">
      <style:text-properties style:font-name-asian="Times New Roman"/>
    </style:style>
    <style:style style:name="T8" style:family="text">
      <style:text-properties style:font-name="Arial Unicode MS" fo:font-size="18pt" style:font-size-asian="18pt" style:font-name-complex="Arial Unicode MS" style:font-size-complex="22pt"/>
    </style:style>
    <style:style style:name="T9" style:family="text">
      <style:text-properties style:font-name="Arial Unicode MS" fo:font-size="16pt" style:font-size-asian="16pt" style:font-name-complex="Arial Unicode MS" style:font-size-complex="18pt"/>
    </style:style>
    <style:style style:name="T10" style:family="text">
      <style:text-properties fo:language="en" fo:country="US"/>
    </style:style>
    <style:style style:name="T11" style:family="text">
      <style:text-properties officeooo:rsid="0002a8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ТРАНСПОРТА РФ </text:p>
      <text:p text:style-name="P5"><text:span text:style-name="T7"><text:s/></text:span>ФЕДЕРАЛЬНОЕ ГОСУДАРСТВЕННОЕ БЮДЖЕТНОЕ ОБРАЗОВАТЕЛЬНОЕ УЧРЕЖДЕНИЕ ВЫСШЕГО ОБРАЗОВАНИЯ «РОССИЙСКИЙ УНИВЕРСИТЕТ ТРАНСПОРТА (МИИТ)»</text:p>
      <text:p text:style-name="P8">Кафедра ЦТУТП</text:p>
      <text:p text:style-name="P12"/>
      <text:p text:style-name="P13"/>
      <text:p text:style-name="P14">Отчёт</text:p>
      <text:p text:style-name="P15">По лабораторной работе </text:p>
      <text:p text:style-name="P19"><text:span text:style-name="T4">по дисциплине </text:span><text:span text:style-name="T8"><text:line-break/></text:span><text:span text:style-name="T4">«</text:span><text:span text:style-name="T3">Языки программирования высокого уровня</text:span><text:span text:style-name="T4">»</text:span></text:p>
      <text:p text:style-name="P16">Тема: «Структуры и классы»</text:p>
      <text:p text:style-name="P18"><text:span text:style-name="T5">Задание № </text:span><text:span text:style-name="T6">2</text:span></text:p>
      <text:p text:style-name="P16">Вариант № <text:span text:style-name="T11">13</text:span></text:p>
      <text:p text:style-name="P17"/>
      <text:p text:style-name="P17"/>
      <text:p text:style-name="P17"/>
      <text:p text:style-name="P20"><text:span text:style-name="T1">Выполнил: </text:span><text:span text:style-name="T9"><text:line-break/></text:span><text:span text:style-name="T1"> <text:s text:c="2"/>ст. гр. У</text:span><text:span text:style-name="T2">ИС</text:span><text:span text:style-name="T1">-111: </text:span></text:p>
      <text:p text:style-name="P11">Мензульский Д.Д.</text:p>
      <text:p text:style-name="P6">Проверил: </text:p>
      <text:p text:style-name="P7">Савушкин С.А.</text:p>
      <text:p text:style-name="P10"/>
      <text:p text:style-name="P9">Москва 2020 г.</text:p>
      <text:h text:style-name="P26" text:outline-level="1"><text:bookmark-start text:name="__RefHeading___Toc63862397"/><text:soft-page-break/>Постановка задачи<text:bookmark-end text:name="__RefHeading___Toc63862397"/></text:h>
      <text:h text:style-name="Heading_20_2" text:outline-level="2"><text:bookmark-start text:name="__RefHeading___Toc63862398"/>Общие требования <text:bookmark-end text:name="__RefHeading___Toc63862398"/></text:h>
      <text:p text:style-name="P22">В каждом упражнении требуется реализовать в том или ином виде определение нового класса. Во всех заданиях необходимо реализовать конструктор инициализации (один или несколько), конструктор копирования и конструктор без аргументов. </text:p>
      <text:p text:style-name="P4">Для демонстрации работы с объектами нового типа во всех заданиях требуется написать главную функцию. В программе обязательно должны быть продемонстрированы различные способы создания объектов и массивов объектов. Программа должна демонстрировать использование всех функций и методов и один пример их комбинирования. Реализовать методы, указанные в варианте задания посредством перегрузки операторов (бинарных или унарных операций). </text:p>
      <text:h text:style-name="Heading_20_2" text:outline-level="2"><text:bookmark-start text:name="__RefHeading___Toc63862399"/>Вариант задания<text:bookmark-end text:name="__RefHeading___Toc63862399"/></text:h>
      <text:p text:style-name="P3">13. Номиналы российских рублей могут принимать значения 1, 2, 5, 10, 50, 100, 500, 1000, 5000. Копейки предст<text:tab/>авить как 0.01 (1 копейка), 0.05 (5 копеек), 0.1 (10 копеек), 0.5 (50 копеек). Создать класс <text:span text:style-name="T10">Money</text:span> для работы с денежными суммами. Сумма должна быть представлена полями-номиналами, значениями которых должно быть количество купюр данного достоинства. Реализовать сложение сумм, вычитание сумм, деление сумм, деление суммы на дробное число, умножение на дробное число и операции сравнения. Дробная часть (копейки) при выводе на экран должны быть отделена от целой части запятой.</text:p>
      <text:h text:style-name="P26" text:outline-level="1"><text:bookmark-start text:name="__RefHeading___Toc63862400"/>Авторское понимание и формализация задачи<text:bookmark-end text:name="__RefHeading___Toc63862400"/></text:h>
      <text:p text:style-name="P21"><text:tab/></text:p>
      <text:h text:style-name="P26" text:outline-level="1"><text:bookmark-start text:name="__RefHeading___Toc63862401"/>Текст программы<text:bookmark-end text:name="__RefHeading___Toc63862401"/></text:h>
      <text:h text:style-name="P27" text:outline-level="2">#include &lt;iostream&gt;</text:h>
      <text:p text:style-name="P23">#include &lt;string&gt;</text:p>
      <text:p text:style-name="P23">using namespace std;</text:p>
      <text:p text:style-name="P24">/*</text:p>
      <text:p text:style-name="P24">сложение сумм, вычитание сумм, деление сумм,</text:p>
      <text:p text:style-name="P24">деление суммы на дробное число, умножение на дробное число и операции сравнения.</text:p>
      <text:p text:style-name="P24">*/</text:p>
      <text:p text:style-name="P25"/>
      <text:p text:style-name="P25"/>
      <text:p text:style-name="P25">class Money{</text:p>
      <text:p text:style-name="P25">private:</text:p>
      <text:p text:style-name="P25"><text:tab/>double rub001;</text:p>
      <text:p text:style-name="P25"><text:tab/>double rub005;</text:p>
      <text:p text:style-name="P25"><text:tab/>double rub01;</text:p>
      <text:p text:style-name="P25"><text:soft-page-break/><text:tab/>double rub05;</text:p>
      <text:p text:style-name="P25"><text:tab/>double rub1;</text:p>
      <text:p text:style-name="P25"><text:tab/>double rub2;</text:p>
      <text:p text:style-name="P25"><text:tab/>double rub5;</text:p>
      <text:p text:style-name="P25"><text:tab/>double rub10;</text:p>
      <text:p text:style-name="P25"><text:tab/>double rub50;</text:p>
      <text:p text:style-name="P25"><text:tab/>double rub100;</text:p>
      <text:p text:style-name="P25"><text:tab/>double rub500;</text:p>
      <text:p text:style-name="P25"><text:tab/>double rub1000;</text:p>
      <text:p text:style-name="P25"><text:tab/>double rub5000;</text:p>
      <text:p text:style-name="P25"><text:tab/>double first;</text:p>
      <text:p text:style-name="P25"><text:tab/>double second;</text:p>
      <text:p text:style-name="P25"><text:tab/>double numb;</text:p>
      <text:p text:style-name="P25"><text:tab/>double summs_summs, subtraction_sums, division_sums, dividing_sum_number, multiplication_sum__number;</text:p>
      <text:p text:style-name="P25"/>
      <text:p text:style-name="P25"><text:tab/>void init(){<text:tab/></text:p>
      <text:p text:style-name="P25"><text:tab/><text:tab/>cout&lt;&lt;"rub001"&lt;&lt;endl;</text:p>
      <text:p text:style-name="P25"><text:tab/><text:tab/>cin&gt;&gt;rub001;</text:p>
      <text:p text:style-name="P25"><text:tab/><text:tab/>cout&lt;&lt;"rub005"&lt;&lt;endl;</text:p>
      <text:p text:style-name="P25"><text:tab/><text:tab/>cin&gt;&gt;rub005;</text:p>
      <text:p text:style-name="P25"><text:tab/><text:tab/>cout&lt;&lt;"rub01"&lt;&lt;endl;</text:p>
      <text:p text:style-name="P25"><text:tab/><text:tab/>cin&gt;&gt;rub01;</text:p>
      <text:p text:style-name="P25"><text:tab/><text:tab/>cout&lt;&lt;"rub05"&lt;&lt;endl;</text:p>
      <text:p text:style-name="P25"><text:tab/><text:tab/>cin&gt;&gt;rub05;</text:p>
      <text:p text:style-name="P25"><text:tab/><text:tab/>cout&lt;&lt;"rub1"&lt;&lt;endl;</text:p>
      <text:p text:style-name="P25"><text:tab/><text:tab/>cin&gt;&gt;rub1;</text:p>
      <text:p text:style-name="P25"><text:tab/><text:tab/>cout&lt;&lt;"rub2"&lt;&lt;endl;</text:p>
      <text:p text:style-name="P25"><text:tab/><text:tab/>cin&gt;&gt;rub2;</text:p>
      <text:p text:style-name="P25"><text:tab/><text:tab/>cout&lt;&lt;"rub5"&lt;&lt;endl;</text:p>
      <text:p text:style-name="P25"><text:tab/><text:tab/>cin&gt;&gt;rub5;</text:p>
      <text:p text:style-name="P25"><text:tab/><text:tab/>cout&lt;&lt;"rub10"&lt;&lt;endl;</text:p>
      <text:p text:style-name="P25"><text:tab/><text:tab/>cin&gt;&gt;rub10;</text:p>
      <text:p text:style-name="P25"><text:tab/><text:tab/>cout&lt;&lt;"rub50"&lt;&lt;endl;</text:p>
      <text:p text:style-name="P25"><text:tab/><text:tab/>cin&gt;&gt;rub50;</text:p>
      <text:p text:style-name="P25"><text:tab/><text:tab/>cout&lt;&lt;"rub100"&lt;&lt;endl;</text:p>
      <text:p text:style-name="P25"><text:tab/><text:tab/>cin&gt;&gt;rub100;</text:p>
      <text:p text:style-name="P25"><text:tab/><text:tab/>cout&lt;&lt;"rub500"&lt;&lt;endl;</text:p>
      <text:p text:style-name="P25"><text:tab/><text:tab/>cin&gt;&gt;rub500;</text:p>
      <text:p text:style-name="P25"><text:tab/><text:tab/>cout&lt;&lt;"rub1000"&lt;&lt;endl;</text:p>
      <text:p text:style-name="P25"><text:tab/><text:tab/>cin&gt;&gt;rub1000;</text:p>
      <text:p text:style-name="P25"><text:tab/><text:tab/>cout&lt;&lt;"rub5000"&lt;&lt;endl;</text:p>
      <text:p text:style-name="P25"><text:tab/><text:tab/>cin&gt;&gt;rub5000;</text:p>
      <text:p text:style-name="P25"><text:tab/>}</text:p>
      <text:p text:style-name="P25"><text:tab/>void first_summ(){</text:p>
      <text:p text:style-name="P25"><text:tab/><text:tab/>init();</text:p>
      <text:p text:style-name="P25"><text:tab/><text:tab/>first=rub001*0.01+rub005*0.05+rub01*0.1+rub05*0.5+rub1*1+rub2*2+rub5*5+rub10*10+rub50*50+rub100*100+rub500*500+rub1000*1000+rub5000*5000;</text:p>
      <text:p text:style-name="P25"><text:tab/>}</text:p>
      <text:p text:style-name="P25"/>
      <text:p text:style-name="P25"><text:tab/>void second_summ(){</text:p>
      <text:p text:style-name="P25"><text:tab/><text:tab/>init();</text:p>
      <text:p text:style-name="P25"><text:soft-page-break/><text:tab/><text:tab/>second=rub001*0.01+rub005*0.05+rub01*0.1+rub05*0.5+rub1*1+rub2*2+rub5*5+rub10*10+rub50*50+rub100*100+rub500*500+rub1000*1000+rub5000*5000;</text:p>
      <text:p text:style-name="P25"><text:tab/>}</text:p>
      <text:p text:style-name="P25"><text:tab/>void number(){</text:p>
      <text:p text:style-name="P25"><text:tab/><text:tab/>cout&lt;&lt;"number"&lt;&lt;endl;</text:p>
      <text:p text:style-name="P25"><text:tab/><text:tab/>cin&gt;&gt;numb;<text:tab/></text:p>
      <text:p text:style-name="P25"><text:tab/>}</text:p>
      <text:p text:style-name="P25"><text:tab/></text:p>
      <text:p text:style-name="P25"/>
      <text:p text:style-name="P25">//<text:tab/>две суммы </text:p>
      <text:p text:style-name="P25"><text:tab/>void <text:s/>summ_of_summs(){</text:p>
      <text:p text:style-name="P25"><text:tab/><text:tab/>summs_summs=first+second;</text:p>
      <text:p text:style-name="P25"><text:tab/><text:tab/>cout&lt;&lt;summs_summs;</text:p>
      <text:p text:style-name="P25"><text:tab/>}</text:p>
      <text:p text:style-name="P25"><text:tab/>void subtraction_of_sums(){</text:p>
      <text:p text:style-name="P25"><text:tab/><text:tab/>subtraction_sums=first+second;</text:p>
      <text:p text:style-name="P25"><text:tab/><text:tab/>cout&lt;&lt;subtraction_sums;</text:p>
      <text:p text:style-name="P25"><text:tab/>}</text:p>
      <text:p text:style-name="P25"><text:tab/>void division_of_sums(){</text:p>
      <text:p text:style-name="P25"><text:tab/><text:tab/>division_sums=first/second;</text:p>
      <text:p text:style-name="P25"><text:tab/><text:tab/>cout&lt;&lt;division_sums;</text:p>
      <text:p text:style-name="P25"><text:tab/>}</text:p>
      <text:p text:style-name="P25"><text:tab/>void comparison(){</text:p>
      <text:p text:style-name="P25"><text:tab/><text:tab/>if(first&gt;second){</text:p>
      <text:p text:style-name="P25"><text:tab/><text:tab/><text:tab/>cout&lt;&lt;"first"&lt;&lt;endl;</text:p>
      <text:p text:style-name="P25"><text:tab/><text:tab/>}</text:p>
      <text:p text:style-name="P25"><text:tab/><text:tab/>else if(first==second){</text:p>
      <text:p text:style-name="P25"><text:tab/><text:tab/><text:tab/>cout&lt;&lt;"равны"&lt;&lt;endl;</text:p>
      <text:p text:style-name="P25"><text:tab/><text:tab/>}</text:p>
      <text:p text:style-name="P25"><text:tab/><text:tab/>else{</text:p>
      <text:p text:style-name="P25"><text:tab/><text:tab/><text:tab/>cout&lt;&lt;"second"&lt;&lt;endl;</text:p>
      <text:p text:style-name="P25"><text:tab/><text:tab/>}</text:p>
      <text:p text:style-name="P25"><text:tab/>}</text:p>
      <text:p text:style-name="P25"/>
      <text:p text:style-name="P25">//<text:tab/>сумма и число</text:p>
      <text:p text:style-name="P25"><text:tab/>void dividing_a_sum_by_a_number(){</text:p>
      <text:p text:style-name="P25"><text:tab/><text:tab/>dividing_sum_number=first/numb;</text:p>
      <text:p text:style-name="P25"><text:tab/><text:tab/>cout&lt;&lt;dividing_sum_number;</text:p>
      <text:p text:style-name="P25"><text:tab/>}</text:p>
      <text:p text:style-name="P25"><text:tab/>void multiplication_a_sum_dy_a_number(){</text:p>
      <text:p text:style-name="P25"><text:tab/><text:tab/>multiplication_sum__number=first*numb;</text:p>
      <text:p text:style-name="P25"><text:tab/><text:tab/>cout&lt;&lt;multiplication_sum__number;</text:p>
      <text:p text:style-name="P25"><text:tab/>}</text:p>
      <text:p text:style-name="P25"/>
      <text:p text:style-name="P25">public:</text:p>
      <text:p text:style-name="P25"><text:tab/>Money(int x){</text:p>
      <text:p text:style-name="P25"><text:tab/><text:tab/>if(x = 1){</text:p>
      <text:p text:style-name="P25"><text:tab/><text:tab/><text:tab/>summ_and_double();</text:p>
      <text:p text:style-name="P25"><text:tab/><text:tab/>}</text:p>
      <text:p text:style-name="P25"><text:tab/><text:tab/>else if(x == 2){</text:p>
      <text:p text:style-name="P25"><text:tab/><text:tab/><text:tab/>two_summs();</text:p>
      <text:p text:style-name="P25"><text:tab/><text:tab/>}</text:p>
      <text:p text:style-name="P25"><text:tab/><text:tab/>else{</text:p>
      <text:p text:style-name="P25"><text:soft-page-break/><text:tab/><text:tab/><text:tab/>cout&lt;&lt;"EROR"&lt;&lt;endl;</text:p>
      <text:p text:style-name="P25"><text:tab/><text:tab/>}</text:p>
      <text:p text:style-name="P25"><text:tab/>}</text:p>
      <text:p text:style-name="P25"/>
      <text:p text:style-name="P25"><text:tab/>void summ_and_double()</text:p>
      <text:p text:style-name="P25"><text:tab/><text:tab/>{<text:tab/></text:p>
      <text:p text:style-name="P25"><text:tab/><text:tab/>int what_do;</text:p>
      <text:p text:style-name="P25"><text:tab/><text:tab/>cout&lt;&lt;"Что хотите сделать? "&lt;&lt;endl;</text:p>
      <text:p text:style-name="P25"><text:tab/><text:tab/>cout&lt;&lt;"1 = деление суммы на число"&lt;&lt;endl;</text:p>
      <text:p text:style-name="P25"><text:tab/><text:tab/>cout&lt;&lt;"2 = умножение суммы на дробное число"&lt;&lt;endl;</text:p>
      <text:p text:style-name="P25"><text:tab/><text:tab/>cin&gt;&gt;what_do; </text:p>
      <text:p text:style-name="P25"><text:tab/><text:tab/>cout&lt;&lt;"Введите первое число:"&lt;&lt;endl;</text:p>
      <text:p text:style-name="P25"><text:tab/><text:tab/>first_summ();</text:p>
      <text:p text:style-name="P25"><text:tab/><text:tab/>cout&lt;&lt;"Введите второе число:"&lt;&lt;endl;</text:p>
      <text:p text:style-name="P25"><text:tab/><text:tab/>number();</text:p>
      <text:p text:style-name="P25"><text:tab/><text:tab/>if(what_do==1){</text:p>
      <text:p text:style-name="P25"><text:tab/><text:tab/><text:tab/>dividing_a_sum_by_a_number();</text:p>
      <text:p text:style-name="P25"><text:tab/><text:tab/>}</text:p>
      <text:p text:style-name="P25"><text:tab/><text:tab/>else if(what_do==2){</text:p>
      <text:p text:style-name="P25"><text:tab/><text:tab/><text:tab/>multiplication_a_sum_dy_a_number();</text:p>
      <text:p text:style-name="P25"><text:tab/><text:tab/>}</text:p>
      <text:p text:style-name="P25"><text:tab/><text:tab/>else{</text:p>
      <text:p text:style-name="P25"><text:tab/><text:tab/> <text:s text:c="3"/>cout&lt;&lt;"EROR"&lt;&lt;endl;</text:p>
      <text:p text:style-name="P25"><text:tab/><text:tab/>}</text:p>
      <text:p text:style-name="P25"/>
      <text:p text:style-name="P25"><text:tab/>}</text:p>
      <text:p text:style-name="P25"/>
      <text:p text:style-name="P25"><text:tab/>void two_summs(){</text:p>
      <text:p text:style-name="P25"><text:tab/><text:tab/>cout&lt;&lt;"Введите первое число:"&lt;&lt;endl;</text:p>
      <text:p text:style-name="P25"><text:tab/><text:tab/>first_summ();</text:p>
      <text:p text:style-name="P25"><text:tab/><text:tab/>cout&lt;&lt;"Введите второе число:"&lt;&lt;endl;</text:p>
      <text:p text:style-name="P25"><text:tab/><text:tab/>second_summ();</text:p>
      <text:p text:style-name="P25"><text:tab/><text:tab/>int what_do;</text:p>
      <text:p text:style-name="P25"><text:tab/><text:tab/>cout&lt;&lt;"Что хотите сделать?"&lt;&lt;endl;</text:p>
      <text:p text:style-name="P25"><text:tab/><text:tab/>cout&lt;&lt;"1 = сложение сумм"&lt;&lt;endl;</text:p>
      <text:p text:style-name="P25"><text:tab/><text:tab/>cout&lt;&lt;"2 = вычитание сумм"&lt;&lt;endl;</text:p>
      <text:p text:style-name="P25"><text:tab/><text:tab/>cout&lt;&lt;"3 = деление сумм"&lt;&lt;endl;</text:p>
      <text:p text:style-name="P25"><text:tab/><text:tab/>cout&lt;&lt;"4 = сравнение сумм"&lt;&lt;endl;</text:p>
      <text:p text:style-name="P25"><text:tab/><text:tab/>cin&gt;&gt;what_do;</text:p>
      <text:p text:style-name="P25"><text:tab/><text:tab/>if(what_do==1){</text:p>
      <text:p text:style-name="P25"><text:tab/><text:tab/><text:tab/>summ_of_summs();</text:p>
      <text:p text:style-name="P25"><text:tab/><text:tab/>}</text:p>
      <text:p text:style-name="P25"><text:tab/><text:tab/>else if(what_do==2){</text:p>
      <text:p text:style-name="P25"><text:tab/><text:tab/><text:tab/>subtraction_of_sums();</text:p>
      <text:p text:style-name="P25"><text:tab/><text:tab/>}</text:p>
      <text:p text:style-name="P25"><text:tab/><text:tab/>else if(what_do==3){</text:p>
      <text:p text:style-name="P25"><text:tab/><text:tab/><text:tab/>division_of_sums();</text:p>
      <text:p text:style-name="P25"><text:tab/><text:tab/>}</text:p>
      <text:p text:style-name="P25"><text:tab/><text:tab/>else if(what_do==4){</text:p>
      <text:p text:style-name="P25"><text:tab/><text:tab/><text:tab/>comparison();</text:p>
      <text:p text:style-name="P25"><text:tab/><text:tab/>}</text:p>
      <text:p text:style-name="P25"><text:tab/><text:tab/>else{</text:p>
      <text:p text:style-name="P25"><text:tab/><text:tab/><text:tab/>cout&lt;&lt;"EROR"&lt;&lt;endl;</text:p>
      <text:p text:style-name="P25"><text:tab/><text:tab/>}</text:p>
      <text:p text:style-name="P25"><text:tab/>}</text:p>
      <text:p text:style-name="P25"><text:soft-page-break/>};</text:p>
      <text:p text:style-name="P25"/>
      <text:p text:style-name="P25">int main(){</text:p>
      <text:p text:style-name="P25"><text:tab/>setlocale(LC_ALL, "ru");</text:p>
      <text:p text:style-name="P25"><text:tab/>int what_do = 0;</text:p>
      <text:p text:style-name="P25"><text:tab/>cout&lt;&lt;"Выберите что вы хотите сделать?"&lt;&lt;endl;</text:p>
      <text:p text:style-name="P25"><text:tab/>cout&lt;&lt;"1 = сумма и число"&lt;&lt;endl;</text:p>
      <text:p text:style-name="P25"><text:tab/>cout&lt;&lt;"2 = cумма и сумма"&lt;&lt;endl;</text:p>
      <text:p text:style-name="P25"><text:tab/>cin&gt;&gt;what_do;</text:p>
      <text:p text:style-name="P25"><text:tab/>Money a(what_do);</text:p>
      <text:p text:style-name="P25">}</text:p>
      <text:h text:style-name="P26" text:outline-level="1"><text:bookmark-start text:name="__RefHeading___Toc63862404"/>Результаты <text:s/>тестирования<text:bookmark-end text:name="__RefHeading___Toc63862404"/></text:h>
      <text:p text:style-name="P18"/>
      <text:h text:style-name="P26" text:outline-level="1"><text:bookmark-start text:name="__RefHeading___Toc63862407"/>Выводы<text:bookmark-end text:name="__RefHeading___Toc63862407"/></text:h>
      <text:p text:style-name="P2">Программа работает :-)</text:p>
      <text:h text:style-name="P26" text:outline-level="1"><text:bookmark-start text:name="__RefHeading___Toc63862408"/>Литература<text:bookmark-end text:name="__RefHeading___Toc63862408"/>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 Thin" svg:font-family="'Ubuntu Thin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Calibri" fo:font-family="Calibri" style:font-family-generic="swiss" style:font-pitch="variable" fo:font-size="11pt" fo:language="ru" fo:country="RU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ОбычныйПоШирине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646in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fo:font-size="14pt" style:font-name-asian="Times New Roman" style:font-family-asian="'Times New Roman'" style:font-family-generic-asian="roman" style:font-pitch-asian="variable" style:font-size-asian="14pt" style:font-name-complex="Symbol" style:font-family-complex="Symbol" style:font-family-generic-complex="roman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fo:color="#000000" loext:opacity="100%" style:font-name="Tahoma" fo:font-family="Tahoma" style:font-family-generic="swiss" style:font-pitch="variable" fo:font-size="8pt" style:font-name-asian="Arial Unicode MS" style:font-family-asian="'Arial Unicode MS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fo:color="#000000" loext:opacity="100%" style:font-name="Calibri" fo:font-family="Calibri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Footer_20_Char" style:display-name="Footer Char" style:family="text">
      <style:text-properties fo:color="#000000" loext:opacity="100%" style:font-name="Calibri" fo:font-family="Calibri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Placeholder_20_Text" style:display-name="Placeholder Text" style:family="text">
      <style:text-properties fo:color="#808080" loext:opacity="100%"/>
    </style:style>
    <style:style style:name="Heading_20_1_20_Char" style:display-name="Heading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>
      <style:text-properties fo:color="#000000" loext:opacity="100%" style:font-name="Cambria" fo:font-family="Cambria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orph</meta:initial-creator>
    <meta:creation-date>2020-02-28T19:40:00</meta:creation-date>
    <dc:date>2022-03-18T11:18:51.421618069</dc:date>
    <meta:editing-cycles>18</meta:editing-cycles>
    <meta:editing-duration>P1DT6H37M20S</meta:editing-duration>
    <meta:generator>LibreOffice/7.3.1.3$Linux_X86_64 LibreOffice_project/eead5aec017556e2cdbf9dfff06537ec58969b73</meta:generator>
    <meta:document-statistic meta:table-count="0" meta:image-count="0" meta:object-count="0" meta:page-count="6" meta:paragraph-count="198" meta:word-count="532" meta:character-count="5154" meta:non-whitespace-character-count="4519"/>
  </office:meta>
</office:document-meta>
</file>